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EXEMPLE EN JAVA :</text:p>
      <text:p text:style-name="P2"/>
      <text:p text:style-name="P3">TABLEAUX EN JAVA :<text:s/></text:p>
      <text:p text:style-name="P4">BOUCLE FOR INT :</text:p>
      <text:p text:style-name="Normal"><draw:frame draw:z-index="251658240" draw:style-name="a0" draw:name="Image 1" text:anchor-type="paragraph" svg:x="0.94306in" svg:y="0.01458in" svg:width="3.97917in" svg:height="2.38125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draw:frame draw:z-index="251659264" draw:style-name="a1" draw:name="Image 2" text:anchor-type="paragraph" svg:x="0in" svg:y="0.4625in" svg:width="6.3in" svg:height="2.71806in" style:rel-width="scale" style:rel-height="scale"><draw:image xlink:href="media/image2.png" xlink:type="simple" xlink:show="embed" xlink:actuate="onLoad"/><svg:title/><svg:desc/></draw:frame><text:span text:style-name="T13">BOUCLE FOR EACH :</text:span></text:p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</meta:initial-creator>
    <dc:creator>Allan</dc:creator>
    <meta:creation-date>2020-07-15T16:47:00Z</meta:creation-date>
    <dc:date>2020-07-15T17:46:00Z</dc:date>
    <meta:template xlink:href="Normal.dotm" xlink:type="simple"/>
    <meta:editing-cycles>10</meta:editing-cycles>
    <meta:editing-duration>PT3540S</meta:editing-duration>
    <meta:document-statistic meta:page-count="1" meta:paragraph-count="1" meta:word-count="13" meta:character-count="87" meta:row-count="1" meta:non-whitespace-character-count="75"/>
  </office:meta>
</office:document-meta>
</file>